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5cb2" officeooo:paragraph-rsid="00005cb2"/>
    </style:style>
    <style:style style:name="P2" style:family="paragraph" style:parent-style-name="Standard">
      <style:text-properties officeooo:rsid="00005cb2" officeooo:paragraph-rsid="00010f47"/>
    </style:style>
    <style:style style:name="P3" style:family="paragraph" style:parent-style-name="Standard">
      <style:paragraph-properties fo:text-align="center" style:justify-single-word="false"/>
      <style:text-properties fo:font-size="14pt" officeooo:rsid="00005cb2" officeooo:paragraph-rsid="00005cb2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10f47" officeooo:paragraph-rsid="00010f47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officeooo:rsid="00010f47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L-LR Parsing</text:p>
      <text:p text:style-name="P3"/>
      <text:p text:style-name="P4">Look at proofs</text:p>
      <text:p text:style-name="P4"/>
      <text:p text:style-name="P4">Construct some grammar rules that are not:</text:p>
      <text:p text:style-name="P4">LL(k) for any k and feed them to ANTLR</text:p>
      <text:p text:style-name="P4">LR(1) and feed them to Menhir</text:p>
      <text:p text:style-name="P4">and observe the error messages.</text:p>
      <text:p text:style-name="P4">The error messages are allegedly human-readable.</text:p>
      <text:p text:style-name="P4">It helps if you understand LL and LR. (105)</text:p>
      <text:p text:style-name="P1"/>
      <text:p text:style-name="P1">Slide 87</text:p>
      <text:p text:style-name="P1"/>
      <text:p text:style-name="P1">S → AB</text:p>
      <text:p text:style-name="P1">A → c</text:p>
      <text:p text:style-name="P1">B → d</text:p>
      <text:p text:style-name="P1"/>
      <text:p text:style-name="P1">Input : c d</text:p>
      <text:p text:style-name="P1"/>
      <text:p text:style-name="P1"/>
      <text:p text:style-name="P1">LL</text:p>
      <text:p text:style-name="P1"/>
      <text:p text:style-name="P1"><text:tab/><text:tab/>&lt; S , c d &gt;</text:p>
      <text:p text:style-name="P1"/>
      <text:p text:style-name="P1">predict → <text:tab/>&lt; A B , c d &gt;</text:p>
      <text:p text:style-name="P1"/>
      <text:p text:style-name="P1">predict →<text:tab/>&lt; c B , c d &gt;</text:p>
      <text:p text:style-name="P1"/>
      <text:p text:style-name="P1">match → <text:tab/>&lt; B, d &gt;</text:p>
      <text:p text:style-name="P1"/>
      <text:p text:style-name="P1">predict →<text:tab/>&lt; d, d &gt;</text:p>
      <text:p text:style-name="P1"/>
      <text:p text:style-name="P1">match → <text:tab/>&lt; e , e &gt; <text:s text:c="4"/>:)</text:p>
      <text:p text:style-name="P1"/>
      <text:p text:style-name="P1"/>
      <text:p text:style-name="P1"/>
      <text:p text:style-name="P1"/>
      <text:p text:style-name="P1">LR</text:p>
      <text:p text:style-name="P1"/>
      <text:p text:style-name="P1"><text:tab/><text:tab/>&lt; e , c d &gt;</text:p>
      <text:p text:style-name="P1"/>
      <text:p text:style-name="P1">shift → <text:tab/>&lt; c , d &gt;</text:p>
      <text:p text:style-name="P1"/>
      <text:p text:style-name="P1">reduce → <text:tab/>&lt; A , d &gt;</text:p>
      <text:p text:style-name="P1"/>
      <text:p text:style-name="P1">shift → <text:tab/>&lt; A d , e &gt;</text:p>
      <text:p text:style-name="P1"/>
      <text:p text:style-name="P1">reduce → <text:tab/>&lt; A B , e &gt;</text:p>
      <text:p text:style-name="P1"/>
      <text:p text:style-name="P1">reduce → <text:tab/>&lt; S , e &gt; <text:s text:c="8"/>:)</text:p>
      <text:p text:style-name="P1"/>
      <text:p text:style-name="P1"><draw:line text:anchor-type="paragraph" draw:z-index="0" draw:style-name="gr1" draw:text-style-name="P5" svg:x1="-0.57cm" svg:y1="0.069cm" svg:x2="12.739cm" svg:y2="0.069cm"><text:p/></draw:line><text:soft-page-break/></text:p>
      <text:p text:style-name="P2"><text:span text:style-name="T1">Slide 92</text:span></text:p>
      <text:p text:style-name="P2"/>
      <text:p text:style-name="P2">LL</text:p>
      <text:p text:style-name="P1"/>
      <text:p text:style-name="P1">&lt;A π , w &gt; <text:tab/>predict → <text:tab/>&lt;α π , w &gt;<text:tab/>if there is a rule A → α</text:p>
      <text:p text:style-name="P1"/>
      <text:p text:style-name="P1">&lt;a π , a w &gt; <text:tab/>match <text:tab/>→<text:span text:style-name="T1"> <text:tab/></text:span>&lt;π , w &gt;</text:p>
      <text:p text:style-name="P1"/>
      <text:p text:style-name="P1"/>
      <text:p text:style-name="P1">LR</text:p>
      <text:p text:style-name="P1"/>
      <text:p text:style-name="P1">&lt;ρ , a w &gt; <text:tab/>shift→ <text:tab/>&lt;ρ a , w &gt;</text:p>
      <text:p text:style-name="P1">&lt;ρ α , w &gt;<text:tab/>reduce →<text:span text:style-name="T1"> </text:span><text:s/><text:tab/>&lt;ρ A , w &gt;<text:tab/>if there is a rule A → α</text:p>
      <text:p text:style-name="P1"/>
      <text:p text:style-name="P1"/>
      <text:p text:style-name="P1">The LR machines can make its reduce choices <text:span text:style-name="T3">after</text:span> it has seen</text:p>
      <text:p text:style-name="P1"><text:span text:style-name="T3">everything derived from the right hand side of a rule</text:span>.</text:p>
      <text:p text:style-name="P1">The LL machine has less information available when making its</text:p>
      <text:p text:style-name="P1">predict choices.</text:p>
      <text:p text:style-name="P1"/>
      <text:p text:style-name="P1"><draw:line text:anchor-type="paragraph" draw:z-index="1" draw:style-name="gr1" draw:text-style-name="P5" svg:x1="-0.57cm" svg:y1="0.069cm" svg:x2="12.739cm" svg:y2="0.069cm"><text:p/></draw:lin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4:18:36.930664944</meta:creation-date>
    <dc:date>2016-09-27T04:46:14.089600598</dc:date>
    <meta:editing-duration>PT12M26S</meta:editing-duration>
    <meta:editing-cycles>1</meta:editing-cycles>
    <meta:document-statistic meta:table-count="0" meta:image-count="0" meta:object-count="0" meta:page-count="2" meta:paragraph-count="38" meta:word-count="253" meta:character-count="919" meta:non-whitespace-character-count="671"/>
    <meta:generator>LibreOffice/5.0.6.2$Linux_X86_64 LibreOffice_project/00m0$Build-2</meta:generator>
  </office:meta>
</office:document-meta>
</file>